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fo:font-weight="bold" style:font-weight-asian="bold" style:use-window-font-color="true"/>
    </style:style>
    <style:style style:name="T21" style:parent-style-name="instrukce" style:family="text">
      <style:text-properties fo:font-weight="bold" style:font-weight-asian="bold" style:use-window-font-color="true"/>
    </style:style>
    <style:style style:name="T22" style:parent-style-name="instrukce" style:family="text">
      <style:text-properties fo:font-weight="bold" style:font-weight-asian="bold" style:use-window-font-color="true"/>
    </style:style>
    <style:style style:name="T23" style:parent-style-name="Standardnípísmoodstavce" style:family="text">
      <style:text-properties fo:font-weight="bold" style:font-weight-asian="bold"/>
    </style:style>
    <style:style style:name="T24" style:parent-style-name="Standardnípísmoodstavce" style:family="text">
      <style:text-properties fo:font-weight="bold" style:font-weight-asian="bold"/>
    </style:style>
    <style:style style:name="T25" style:parent-style-name="Značkapozn.podčarou" style:family="text">
      <style:text-properties fo:font-weight="normal" style:font-weight-asian="normal"/>
    </style:style>
    <style:style style:name="T26" style:parent-style-name="Značkapozn.podčarou" style:family="text">
      <style:text-properties fo:font-weight="normal" style:font-weight-asian="normal" fo:font-size="9pt" style:font-size-asian="9pt"/>
    </style:style>
    <style:style style:name="T27" style:parent-style-name="Standardnípísmoodstavce" style:family="text">
      <style:text-properties fo:font-weight="bold" style:font-weight-asian="bold"/>
    </style:style>
    <style:style style:name="P28" style:parent-style-name="podpis" style:family="paragraph">
      <style:paragraph-properties fo:margin-top="0.3333in"/>
    </style:style>
    <style:style style:name="P29" style:parent-style-name="podpis" style:family="paragraph">
      <style:paragraph-properties fo:margin-top="0.3333in"/>
    </style:style>
    <style:style style:name="P30" style:parent-style-name="podpis" style:family="paragraph">
      <style:paragraph-properties fo:margin-top="0.3333in"/>
    </style:style>
    <style:style style:name="P31" style:parent-style-name="Příloha" style:family="paragraph">
      <style:text-properties fo:font-weight="normal" style:font-weight-asian="normal"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5/2024</text:p>
            <text:p text:style-name="Normální">KVOP-15651/2024</text:p>
            <text:p text:style-name="Normální">17. 04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S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p text:style-name="Základnítext">Vážený pane inženýre,</text:p>
      <text:p text:style-name="Základnítext">dne<text:s/><text:span text:style-name="T18">15. dubna 2024</text:span><text:s/>obdržela Kancelář<text:s/>veřejného ochránce práv Vaši žádost o informace. Žádáte o <text:span text:style-name="T19">poskytnutí materiálu sp. zn. 18/2023/NZ/TH, č. j. KVOP-44523 do datové schránky.</text:span></text:p>
      <text:p text:style-name="Základnítext"><text:span text:style-name="T20">Uvedený materiál je zpráva z návštěvy zařízení D</text:span><text:span text:style-name="T21">. Zprávu v anonymizované podobě (s výjimk</text:span><text:span text:style-name="T22">ou jmen osob pověřených vedením zařízení) Vám zasílám v příloze.</text:span></text:p>
      <text:p text:style-name="Základnítext"><text:span text:style-name="Silné">Podotýkám, že spis z návštěvy zařízení nebyl doposud uzavřen.<text:s/></text:span><text:span text:style-name="T23">Anonymizovanou zprávu z návštěvy zařízení a obdržená vyjádření zařízení veřejný ochránce práv zveřejní ve veřejně přístupné datab</text:span><text:span text:style-name="T24">ázi Evidence stanovisek ochránce (ESO)</text:span><text:span text:style-name="T25"><text:s/></text:span><text:span text:style-name="Značkapozn.podčarou"><text:note text:note-class="footnote" text:id="_ftn0"><text:note-citation>1</text:note-citation><text:note-body><text:p text:style-name="Textpozn.podčarou"><text:s/><text:span text:style-name="T26"><text:tab/></text:span>Evidence stanovisek ochrance (ESO) je dostupná z <text:a xlink:href="https://eso.ochrance.cz" office:target-frame-name="_top" xlink:show="replace"><text:span text:style-name="Hypertextovýodkaz">https://eso.ochrance.cz</text:span></text:a>.</text:p></text:note-body></text:note></text:span><text:span text:style-name="T27"><text:s/>po ukončení vzájemné komunikace se zařízením.</text:span></text:p>
      <text:p text:style-name="Základnítext">S pozdravem</text:p>
      <text:p text:style-name="P28"/>
      <text:p text:style-name="P29"/>
      <text:p text:style-name="P30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>Příloha</text:p>
      <text:p text:style-name="P31">Zpráva z návštěvy zařízení ze dne 5. prosince 2023, sp. zn. 18/2023/NZ/TH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E5TR*</text:span></text:p>
        <text:p text:style-name="P12"><text:span text:style-name="T13">KVOPX00EE5TR</text:span>KVOPX00EE5T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7T07:47:00Z</meta:creation-date>
    <dc:date>2024-05-07T08:01:00Z</dc:date>
    <meta:print-date>2016-06-27T07:08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1" meta:paragraph-count="1" meta:word-count="138" meta:character-count="953" meta:row-count="6" meta:non-whitespace-character-count="816"/>
  </office:meta>
</office:document-meta>
</file>